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F00000100785FFBDD1376112A.png" manifest:media-type="image/png"/>
  <manifest:file-entry manifest:full-path="Pictures/10001138000020ED00001A7F179991535BDCE403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Device">
      <style:graphic-properties draw:textarea-vertical-align="middle" draw:auto-grow-height="false" fo:min-height="2.338cm" fo:min-width="3.028cm"/>
    </style:style>
    <style:style style:name="gr2" style:family="graphic" style:parent-style-name="Device">
      <style:graphic-properties draw:textarea-vertical-align="middle" draw:auto-grow-height="false" fo:min-height="5.513cm" fo:min-width="10.79cm"/>
    </style:style>
    <style:style style:name="gr3" style:family="graphic" style:parent-style-name="Process">
      <style:graphic-properties draw:textarea-vertical-align="middle" draw:auto-grow-height="false" fo:min-height="1.274cm" fo:min-width="2.294cm"/>
      <style:paragraph-properties style:writing-mode="lr-tb"/>
    </style:style>
    <style:style style:name="gr4" style:family="graphic" style:parent-style-name="Process">
      <style:graphic-properties draw:textarea-vertical-align="middle" draw:auto-grow-height="false" fo:min-height="1.274cm" fo:min-width="3.31cm"/>
      <style:paragraph-properties style:writing-mode="lr-tb"/>
    </style:style>
    <style:style style:name="gr5" style:family="graphic" style:parent-style-name="Process">
      <style:graphic-properties draw:textarea-vertical-align="middle" draw:auto-grow-height="false" fo:min-height="1.274cm" fo:min-width="7.12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258cm" fo:min-width="1.5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794cm" svg:x="2.524cm" svg:y="2.143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12.192cm" svg:height="6.223cm" svg:x="2.397cm" svg:y="7.477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2.794cm" svg:height="1.524cm" svg:x="3.032cm" svg:y="2.778cm">
          <text:p text:style-name="P1">Mumble</text:p>
          <text:p text:style-name="P1">Clien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1" draw:layer="layout" svg:width="2.794cm" svg:height="1.524cm" svg:x="3.286cm" svg:y="8.493cm">
          <text:p text:style-name="P1">Murmur</text:p>
          <text:p text:style-name="P1">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2.794cm" svg:height="1.524cm" svg:x="6.969cm" svg:y="8.493cm">
          <text:p text:style-name="P1">Mumble</text:p>
          <text:p text:style-name="P1">Cli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3.81cm" svg:height="1.524cm" svg:x="10.271cm" svg:y="8.493cm">
          <text:p text:style-name="P1">PulseAudio</text:p>
          <text:p text:style-name="P1">Sin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7.62cm" svg:height="1.524cm" svg:x="3.286cm" svg:y="11.033cm">
          <text:p text:style-name="P1">Process that caputures</text:p>
          <text:p text:style-name="P1">Audio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" draw:layer="layout" svg:width="2.794cm" svg:height="2.248cm" svg:x="9.255cm" svg:y="2.435cm">
          <draw:image xlink:href="Pictures/10001138000020ED00001A7F179991535BDCE403.svg" xlink:type="simple" xlink:show="embed" xlink:actuate="onLoad" loext:mime-type="image/svg+xml">
            <text:p/>
          </draw:image>
          <draw:image xlink:href="Pictures/100002010000013F00000100785FFBDD1376112A.png" xlink:type="simple" xlink:show="embed" xlink:actuate="onLoad" loext:mime-type="image/png"/>
        </draw:frame>
        <draw:custom-shape draw:style-name="gr7" draw:text-style-name="P1" draw:layer="layout" svg:width="2.286cm" svg:height="1.016cm" svg:x="6.715cm" svg:y="3.0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286cm" svg:height="1.016cm" draw:transform="rotate (-1.5704472609445) translate (11.16cm 4.9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vice" style:family="graphic" style:parent-style-name="standard">
      <style:graphic-properties draw:stroke="none" draw:stroke-dash="Dashed_20__28_var_29__20_4" draw:fill="solid" draw:fill-color="#808080" draw:fill-gradient-name="Gradient_20_1" draw:fill-hatch-name="Hatching_20_1" draw:fill-image-name="Bitmap_20_1"/>
    </style:style>
    <style:style style:name="Process" style:family="graphic" style:parent-style-name="standard">
      <style:graphic-properties draw:stroke="none" draw:stroke-dash="Dashed_20__28_var_29__20_4" draw:fill="solid" draw:fill-color="#cccccc" draw:fill-gradient-name="Gradient_20_1" draw:fill-hatch-name="Hatching_20_1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2:08:34.482068984</meta:creation-date>
    <dc:date>2020-06-17T19:08:43.809158765</dc:date>
    <meta:editing-duration>PT6H29M36S</meta:editing-duration>
    <meta:editing-cycles>1</meta:editing-cycles>
    <meta:document-statistic meta:object-count="10"/>
    <meta:generator>LibreOffice/6.3.6.2$Linux_X86_64 LibreOffice_project/30$Build-2</meta:generator>
  </office:meta>
</office:document-meta>
</file>